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5cm" fo:min-width="76.95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7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9.306cm" svg:height="1.905cm" svg:x="3.923cm" svg:y="1.958cm">
          <draw:text-box>
            <text:p text:style-name="P1">Silbentrennung Silbentrennung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6cm" svg:height="13.367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145$Build-8989</meta:generator>
    <meta:initial-creator>Thorsten Peters</meta:initial-creator>
    <meta:creation-date>1997-12-09T12:31:52</meta:creation-date>
    <dc:creator>Garfield Peanuts</dc:creator>
    <dc:date>2005-12-15T14:21:42</dc:date>
    <dc:language>de-DE</dc:language>
    <meta:editing-cycles>5</meta:editing-cycles>
    <meta:editing-duration>P5DT16H40M51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